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fo:text-align="justify" style:justify-single-word="false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style:snap-to-layout-gri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00%" fo:text-align="justify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4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 style:snap-to-layout-grid="false"/>
      <style:text-properties fo:font-weight="bold" style:font-weight-asian="bold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2.524cm" fo:margin-right="0cm" fo:line-height="100%" fo:text-indent="0.076cm" style:auto-text-indent="false"/>
    </style:style>
    <style:style style:name="P34" style:family="paragraph" style:parent-style-name="Standard">
      <style:paragraph-properties fo:margin-left="0.686cm" fo:margin-right="0cm" fo:line-height="100%" fo:text-indent="0cm" style:auto-text-indent="false"/>
    </style:style>
    <style:style style:name="P35" style:family="paragraph" style:parent-style-name="Standard">
      <style:paragraph-properties fo:margin-left="0.811cm" fo:margin-right="0cm" fo:line-height="96%" fo:text-indent="-0.75cm" style:auto-text-indent="false"/>
    </style:style>
    <style:style style:name="P36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>
      <style:paragraph-properties fo:margin-left="0.002cm" fo:margin-right="3.244cm" fo:text-indent="0cm" style:auto-text-indent="false"/>
    </style:style>
    <style:style style:name="P38" style:family="paragraph" style:parent-style-name="Standard">
      <style:paragraph-properties fo:margin-left="0.811cm" fo:margin-right="0cm" fo:line-height="100%" fo:text-indent="-0.81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40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1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2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3" style:family="paragraph" style:parent-style-name="Standard">
      <style:paragraph-properties fo:margin-left="0.182cm" fo:margin-right="0cm" fo:line-height="100%" fo:text-indent="0cm" style:auto-text-indent="false"/>
    </style:style>
    <style:style style:name="P44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051cm" fo:margin-right="0cm" fo:line-height="100%" fo:text-indent="0cm" style:auto-text-indent="false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8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9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style:font-name="Arial" fo:font-size="9pt" style:font-name-asian="Arial" style:font-size-asian="9pt" style:font-name-complex="Arial"/>
    </style:style>
    <style:style style:name="T10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ECRETARÍA DE LA DEFENSA NACIONAL.</text:p>
      <text:p text:style-name="P4"><text:s/><text:bookmark text:name="_GoBack"/></text:p>
      <text:list xml:id="list3859002040" text:style-name="WW8Num1">
        <text:list-item>
          <text:p text:style-name="P22">DIR. GRAL. EDUC. MIL. Y <text:tab/> <text:s text:c="226"/>ESC. MIL. DE INGS.</text:p>
        </text:list-item>
      </text:list>
      <text:p text:style-name="P23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3">SECUENCIA DIDÁCTICA No. 3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4">(E) Unidad de aprendizaje: </text:p>
          </table:table-cell>
          <table:covered-table-cell/>
          <table:table-cell table:style-name="Tabla1.A3" table:number-columns-spanned="5" office:value-type="string">
            <text:p text:style-name="P25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6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"><text:span text:style-name="T4">REVISIÓN DEL EXAMEN FIN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8"><text:span text:style-name="T7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32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7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7">Campo Militar No. 1-K, Lomas de San Isidro, México, Miércoles 30 de juni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3"><text:span text:style-name="T7">(J) Situación problema: (conflicto cognitivo</text:span><text:span text:style-name="T5">)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8"><text:span text:style-name="T7">El personal discente recibe retroalimentación de los resultados obtenidos en el examen final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4"><text:span text:style-name="T7">(L) Metodología a desarrollar:</text:span><text:span text:style-name="T9"> </text:span></text:p>
          </table:table-cell>
          <table:table-cell table:style-name="Tabla1.A3" table:number-columns-spanned="3" office:value-type="string">
            <text:p text:style-name="P35"><text:span text:style-name="T7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6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7"><text:span text:style-name="T10"><text:s/></text:span><text:s/></text:p>
          </table:table-cell>
          <table:covered-table-cell/>
          <table:covered-table-cell/>
          <table:table-cell table:style-name="Tabla1.A1" office:value-type="string">
            <text:p text:style-name="P38"><text:span text:style-name="T7">(P) Indicadores de desempeño:</text:span><text:span text:style-name="T11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10"/>
          </table:table-cell>
          <table:table-cell table:style-name="Tabla1.B13" table:number-rows-spanned="3" table:number-columns-spanned="3" office:value-type="string">
            <text:list xml:id="list3229031326" text:style-name="WW8Num7">
              <text:list-item>
                <text:p text:style-name="P39"><text:span text:style-name="T8">El personal docente realizará la retroalimentación de los resultados obtenidos en la evaluación final.</text:span>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31"/>
          </table:table-cell>
          <table:covered-table-cell/>
          <table:table-cell table:style-name="Tabla1.G11" table:number-columns-spanned="3" office:value-type="string">
            <text:p text:style-name="P8"/>
          </table:table-cell>
          <table:covered-table-cell/>
          <table:covered-table-cell/>
          <table:table-cell table:style-name="Tabla1.J11" office:value-type="string">
            <text:list xml:id="list1064179458" text:style-name="WW8Num5">
              <text:list-item>
                <text:p text:style-name="P40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41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524375088" text:style-name="WW8Num3">
              <text:list-item>
                <text:p text:style-name="P42"><text:span text:style-name="T8">120 minuto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5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4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17">
          <table:table-cell table:style-name="Tabla1.A3" table:number-columns-spanned="3" office:value-type="string">
            <text:p text:style-name="P43"><text:span text:style-name="T5">(S) Momentos de evaluación:</text:span><text:span text:style-name="T7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4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5">(U) Instrumentos de evaluación </text:p>
          </table:table-cell>
          <table:covered-table-cell/>
          <table:table-cell table:style-name="Tabla1.A1" table:number-columns-spanned="2" office:value-type="string">
            <text:p text:style-name="P46"><text:span text:style-name="T5">(V)Producto final:</text:span><text:span text:style-name="T10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5">( <text:s/>) </text:span></text:p>
          </table:table-cell>
          <table:table-cell table:style-name="Tabla1.D20" table:number-rows-spanned="3" table:number-columns-spanned="3" office:value-type="string">
            <text:p text:style-name="P19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p text:style-name="P20"/>
          </table:table-cell>
          <table:covered-table-cell/>
          <table:table-cell table:style-name="Tabla1.I20" table:number-rows-spanned="3" table:number-columns-spanned="2" office:value-type="string">
            <text:p text:style-name="P6"/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5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2"><text:span text:style-name="T5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7">(W)Elaboró: Mediador.</text:span></text:p>
            <text:p text:style-name="P2"><text:span text:style-name="T7">C. I.I. en E. </text:span></text:p>
            <text:p text:style-name="P2"/>
            <text:p text:style-name="P48">Lamberto Maza Casas</text:p>
            <text:p text:style-name="P47"><text:span text:style-name="T7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7">EL Tte. Cor. I. I., Jefe Sec. Académica. </text:span></text:p>
            <text:p text:style-name="P2"/>
            <text:p text:style-name="P49"><text:span text:style-name="T7">Omar Luna Ramírez</text:span></text:p>
            <text:p text:style-name="P49"><text:span text:style-name="T7">(</text:span><text:span text:style-name="T6">C-822090</text:span><text:span text:style-name="T7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21-02-18T21:24:00</meta:creation-date>
    <dc:creator>Moshkodo Moshkodoi</dc:creator>
    <dc:date>2021-03-16T08:24:00</dc:date>
    <meta:print-date>2019-10-03T23:31:00</meta:print-date>
    <meta:editing-cycles>4</meta:editing-cycles>
    <meta:editing-duration>PT19M</meta:editing-duration>
    <meta:document-statistic meta:table-count="1" meta:image-count="0" meta:object-count="0" meta:page-count="2" meta:paragraph-count="56" meta:word-count="205" meta:character-count="1871" meta:non-whitespace-character-count="1207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